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0" calcext:value-type="float">
            <text:p>9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70" calcext:value-type="float">
            <text:p>7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0" calcext:value-type="float">
            <text:p>2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7.7777777777778" calcext:value-type="float">
            <text:p>77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8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未実装。</text:p>
            <text:p><text:span text:style-name="T3">SetShowMenuがあるけどGetShowMenuがない。</text:span></text:p>
            <text:p><text:span text:style-name="T3">使われてない。</text:span></text:p>
            <text:p><text:span text:style-name="T3"/>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2:51:34.99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7:05:29.930000000</dc:date>
    <meta:editing-duration>P1DT19H48M39S</meta:editing-duration>
    <meta:editing-cycles>208</meta:editing-cycles>
    <meta:generator>LibreOffice/24.8.6.2$Windows_X86_64 LibreOffice_project/6d98ba145e9a8a39fc57bcc76981d1fb1316c60c</meta:generator>
    <meta:document-statistic meta:table-count="1" meta:cell-count="719" meta:object-count="1"/>
  </office:meta>
</office:document-meta>
</file>